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Big_20_label">
      <style:graphic-properties fo:min-height="0.941cm"/>
    </style:style>
    <style:style style:name="gr2" style:family="graphic" style:parent-style-name="Small_20_label">
      <style:graphic-properties fo:min-height="0.395cm"/>
    </style:style>
    <style:style style:name="gr3" style:family="graphic" style:parent-style-name="Big_20_label">
      <style:graphic-properties fo:min-height="0.596cm"/>
    </style:style>
    <style:style style:name="gr4" style:family="graphic" style:parent-style-name="Contig">
      <style:graphic-properties draw:fill="solid" draw:fill-color="#fdc086"/>
    </style:style>
    <style:style style:name="gr5" style:family="graphic" style:parent-style-name="Big_20_arrow">
      <style:graphic-properties fo:min-height="0cm" fo:min-width="0.508cm"/>
    </style:style>
    <style:style style:name="gr6" style:family="graphic" style:parent-style-name="Small_20_label">
      <style:graphic-properties fo:min-height="1.569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mall_20_label">
      <style:graphic-properties fo:min-height="1.577cm"/>
    </style:style>
    <style:style style:name="gr9" style:family="graphic" style:parent-style-name="Big_20_arrow">
      <style:graphic-properties fo:min-height="0.935cm" fo:min-width="1.226cm"/>
    </style:style>
    <style:style style:name="gr10" style:family="graphic" style:parent-style-name="Small_20_label">
      <style:graphic-properties fo:min-height="0.871cm"/>
    </style:style>
    <style:style style:name="P1" style:family="paragraph">
      <loext:graphic-properties draw:fill="solid" draw:fill-color="#fdc086"/>
    </style:style>
    <style:style style:name="P2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34cm" svg:height="1.191cm" svg:x="0.033cm" svg:y="0.096cm">
          <draw:text-box>
            <text:p>Cluster reference sequences (cd-hit-est) and map all read pairs (minimap):</text:p>
          </draw:text-box>
        </draw:frame>
        <draw:rect draw:style-name="Reference_20_sequence" draw:layer="layout" svg:width="2.418cm" svg:height="0.199cm" svg:x="1.965cm" svg:y="2.825cm">
          <text:p/>
        </draw:rect>
        <draw:rect draw:style-name="Reference_20_sequence" draw:layer="layout" svg:width="2.25cm" svg:height="0.199cm" svg:x="1.93cm" svg:y="3.726cm">
          <text:p/>
        </draw:rect>
        <draw:rect draw:style-name="Reference_20_sequence" draw:layer="layout" svg:width="2.64cm" svg:height="0.199cm" svg:x="1.93cm" svg:y="4.727cm">
          <text:p/>
        </draw:rect>
        <draw:rect draw:style-name="Reference_20_sequence" draw:layer="layout" svg:width="2.418cm" svg:height="0.199cm" svg:x="6.13cm" svg:y="2.826cm">
          <text:p/>
        </draw:rect>
        <draw:rect draw:style-name="Reference_20_sequence" draw:layer="layout" svg:width="2.498cm" svg:height="0.199cm" svg:x="6.13cm" svg:y="3.727cm">
          <text:p/>
        </draw:rect>
        <draw:rect draw:style-name="Reference_20_sequence" draw:layer="layout" svg:width="2.093cm" svg:height="0.199cm" svg:x="6.13cm" svg:y="4.728cm">
          <text:p/>
        </draw:rect>
        <draw:rect draw:style-name="Reference_20_sequence" draw:layer="layout" svg:width="1.99cm" svg:height="0.199cm" svg:x="10.63cm" svg:y="2.827cm">
          <text:p/>
        </draw:rect>
        <draw:rect draw:style-name="Reference_20_sequence" draw:layer="layout" svg:width="1.81cm" svg:height="0.199cm" svg:x="10.63cm" svg:y="3.728cm">
          <text:p/>
        </draw:rect>
        <draw:rect draw:style-name="Reference_20_sequence" draw:layer="layout" svg:width="2.093cm" svg:height="0.199cm" svg:x="10.63cm" svg:y="4.729cm">
          <text:p/>
        </draw:rect>
        <draw:frame draw:style-name="gr2" draw:layer="layout" svg:width="1.87cm" svg:height="0.645cm" svg:x="2.204cm" svg:y="1.373cm">
          <draw:text-box>
            <text:p>cluster 1</text:p>
          </draw:text-box>
        </draw:frame>
        <draw:frame draw:style-name="gr2" draw:layer="layout" svg:width="1.87cm" svg:height="0.645cm" svg:x="6.329cm" svg:y="1.373cm">
          <draw:text-box>
            <text:p>cluster 2</text:p>
          </draw:text-box>
        </draw:frame>
        <draw:frame draw:style-name="gr2" draw:layer="layout" svg:width="2.177cm" svg:height="0.645cm" svg:x="10.486cm" svg:y="1.373cm">
          <draw:text-box>
            <text:p>cluster <text:span text:style-name="T1">N</text:span></text:p>
          </draw:text-box>
        </draw:frame>
        <draw:g>
          <draw:connector draw:style-name="Read_20_connector" draw:layer="layout" draw:type="curve" draw:line-skew="0.441cm" svg:x1="1.377cm" svg:y1="2.712cm" svg:x2="1.977cm" svg:y2="2.712cm" draw:start-shape="id1" draw:start-glue-point="0" draw:end-shape="id2" draw:end-glue-point="0" svg:d="M1377 2712c0-141 600-141 600 0" svg:viewBox="0 0 601 107">
            <text:p/>
          </draw:connector>
          <draw:line draw:style-name="Read" xml:id="id1" draw:id="id1" draw:layer="layout" svg:x1="1.182cm" svg:y1="2.712cm" svg:x2="1.572cm" svg:y2="2.712cm">
            <text:p/>
          </draw:line>
          <draw:line draw:style-name="Read" xml:id="id2" draw:id="id2" draw:layer="layout" svg:x1="1.782cm" svg:y1="2.712cm" svg:x2="2.172cm" svg:y2="2.712cm">
            <text:p/>
          </draw:line>
        </draw:g>
        <draw:g>
          <draw:connector draw:style-name="Read_20_connector" draw:layer="layout" draw:type="curve" draw:line-skew="0.441cm" svg:x1="2.477cm" svg:y1="2.717cm" svg:x2="3.077cm" svg:y2="2.717cm" draw:start-shape="id3" draw:start-glue-point="0" draw:end-shape="id4" draw:end-glue-point="0" svg:d="M2477 2717c0-141 600-141 600 0" svg:viewBox="0 0 601 107">
            <text:p/>
          </draw:connector>
          <draw:line draw:style-name="Read" xml:id="id3" draw:id="id3" draw:layer="layout" svg:x1="2.282cm" svg:y1="2.717cm" svg:x2="2.672cm" svg:y2="2.717cm">
            <text:p/>
          </draw:line>
          <draw:line draw:style-name="Read" xml:id="id4" draw:id="id4" draw:layer="layout" svg:x1="2.882cm" svg:y1="2.717cm" svg:x2="3.272cm" svg:y2="2.717cm">
            <text:p/>
          </draw:line>
        </draw:g>
        <draw:g>
          <draw:connector draw:style-name="Read_20_connector" draw:layer="layout" draw:type="curve" draw:line-skew="0.441cm" svg:x1="3.577cm" svg:y1="2.722cm" svg:x2="4.177cm" svg:y2="2.722cm" draw:start-shape="id5" draw:start-glue-point="0" draw:end-shape="id6" draw:end-glue-point="0" svg:d="M3577 2722c0-141 600-141 600 0" svg:viewBox="0 0 601 107">
            <text:p/>
          </draw:connector>
          <draw:line draw:style-name="Read" xml:id="id5" draw:id="id5" draw:layer="layout" svg:x1="3.382cm" svg:y1="2.722cm" svg:x2="3.772cm" svg:y2="2.722cm">
            <text:p/>
          </draw:line>
          <draw:line draw:style-name="Read" xml:id="id6" draw:id="id6" draw:layer="layout" svg:x1="3.982cm" svg:y1="2.722cm" svg:x2="4.372cm" svg:y2="2.722cm">
            <text:p/>
          </draw:line>
        </draw:g>
        <draw:g>
          <draw:connector draw:style-name="Read_20_connector" draw:layer="layout" draw:type="curve" draw:line-skew="0.441cm" svg:x1="1.686cm" svg:y1="2.466cm" svg:x2="2.286cm" svg:y2="2.466cm" draw:start-shape="id7" draw:start-glue-point="0" draw:end-shape="id8" draw:end-glue-point="0" svg:d="M1686 2466c0-141 600-141 600 0" svg:viewBox="0 0 601 107">
            <text:p/>
          </draw:connector>
          <draw:line draw:style-name="Read" xml:id="id7" draw:id="id7" draw:layer="layout" svg:x1="1.491cm" svg:y1="2.466cm" svg:x2="1.881cm" svg:y2="2.466cm">
            <text:p/>
          </draw:line>
          <draw:line draw:style-name="Read" xml:id="id8" draw:id="id8" draw:layer="layout" svg:x1="2.091cm" svg:y1="2.466cm" svg:x2="2.481cm" svg:y2="2.466cm">
            <text:p/>
          </draw:line>
        </draw:g>
        <draw:g>
          <draw:connector draw:style-name="Read_20_connector" draw:layer="layout" draw:type="curve" draw:line-skew="0.441cm" svg:x1="2.786cm" svg:y1="2.471cm" svg:x2="3.386cm" svg:y2="2.471cm" draw:start-shape="id9" draw:start-glue-point="0" draw:end-shape="id10" draw:end-glue-point="0" svg:d="M2786 2471c0-141 600-141 600 0" svg:viewBox="0 0 601 107">
            <text:p/>
          </draw:connector>
          <draw:line draw:style-name="Read" xml:id="id9" draw:id="id9" draw:layer="layout" svg:x1="2.591cm" svg:y1="2.471cm" svg:x2="2.981cm" svg:y2="2.471cm">
            <text:p/>
          </draw:line>
          <draw:line draw:style-name="Read" xml:id="id10" draw:id="id10" draw:layer="layout" svg:x1="3.191cm" svg:y1="2.471cm" svg:x2="3.581cm" svg:y2="2.471cm">
            <text:p/>
          </draw:line>
        </draw:g>
        <draw:g>
          <draw:connector draw:style-name="Read_20_connector" draw:layer="layout" draw:type="curve" draw:line-skew="0.441cm" svg:x1="3.886cm" svg:y1="2.476cm" svg:x2="4.486cm" svg:y2="2.476cm" draw:start-shape="id11" draw:start-glue-point="0" draw:end-shape="id12" draw:end-glue-point="0" svg:d="M3886 2476c0-141 600-141 600 0" svg:viewBox="0 0 601 107">
            <text:p/>
          </draw:connector>
          <draw:line draw:style-name="Read" xml:id="id11" draw:id="id11" draw:layer="layout" svg:x1="3.691cm" svg:y1="2.476cm" svg:x2="4.081cm" svg:y2="2.476cm">
            <text:p/>
          </draw:line>
          <draw:line draw:style-name="Read" xml:id="id12" draw:id="id12" draw:layer="layout" svg:x1="4.291cm" svg:y1="2.476cm" svg:x2="4.681cm" svg:y2="2.476cm">
            <text:p/>
          </draw:line>
        </draw:g>
        <draw:g>
          <draw:connector draw:style-name="Read_20_connector" draw:layer="layout" draw:type="curve" draw:line-skew="0.441cm" svg:x1="1.678cm" svg:y1="3.617cm" svg:x2="2.278cm" svg:y2="3.617cm" draw:start-shape="id13" draw:start-glue-point="0" draw:end-shape="id14" draw:end-glue-point="0" svg:d="M1678 3617c0-141 600-141 600 0" svg:viewBox="0 0 601 107">
            <text:p/>
          </draw:connector>
          <draw:line draw:style-name="Read" xml:id="id13" draw:id="id13" draw:layer="layout" svg:x1="1.483cm" svg:y1="3.617cm" svg:x2="1.873cm" svg:y2="3.617cm">
            <text:p/>
          </draw:line>
          <draw:line draw:style-name="Read" xml:id="id14" draw:id="id14" draw:layer="layout" svg:x1="2.083cm" svg:y1="3.617cm" svg:x2="2.473cm" svg:y2="3.617cm">
            <text:p/>
          </draw:line>
        </draw:g>
        <draw:g>
          <draw:connector draw:style-name="Read_20_connector" draw:layer="layout" draw:type="curve" draw:line-skew="0.441cm" svg:x1="2.778cm" svg:y1="3.622cm" svg:x2="3.378cm" svg:y2="3.622cm" draw:start-shape="id15" draw:start-glue-point="0" draw:end-shape="id16" draw:end-glue-point="0" svg:d="M2778 3622c0-141 600-141 600 0" svg:viewBox="0 0 601 107">
            <text:p/>
          </draw:connector>
          <draw:line draw:style-name="Read" xml:id="id15" draw:id="id15" draw:layer="layout" svg:x1="2.583cm" svg:y1="3.622cm" svg:x2="2.973cm" svg:y2="3.622cm">
            <text:p/>
          </draw:line>
          <draw:line draw:style-name="Read" xml:id="id16" draw:id="id16" draw:layer="layout" svg:x1="3.183cm" svg:y1="3.622cm" svg:x2="3.573cm" svg:y2="3.622cm">
            <text:p/>
          </draw:line>
        </draw:g>
        <draw:g>
          <draw:connector draw:style-name="Read_20_connector" draw:layer="layout" draw:type="curve" draw:line-skew="0.441cm" svg:x1="3.878cm" svg:y1="3.627cm" svg:x2="4.478cm" svg:y2="3.627cm" draw:start-shape="id17" draw:start-glue-point="0" draw:end-shape="id18" draw:end-glue-point="0" svg:d="M3878 3627c0-141 600-141 600 0" svg:viewBox="0 0 601 107">
            <text:p/>
          </draw:connector>
          <draw:line draw:style-name="Read" xml:id="id17" draw:id="id17" draw:layer="layout" svg:x1="3.683cm" svg:y1="3.627cm" svg:x2="4.073cm" svg:y2="3.627cm">
            <text:p/>
          </draw:line>
          <draw:line draw:style-name="Read" xml:id="id18" draw:id="id18" draw:layer="layout" svg:x1="4.283cm" svg:y1="3.627cm" svg:x2="4.673cm" svg:y2="3.627cm">
            <text:p/>
          </draw:line>
        </draw:g>
        <draw:g>
          <draw:connector draw:style-name="Read_20_connector" draw:layer="layout" draw:type="curve" draw:line-skew="0.441cm" svg:x1="1.987cm" svg:y1="3.371cm" svg:x2="2.587cm" svg:y2="3.371cm" draw:start-shape="id19" draw:start-glue-point="0" draw:end-shape="id20" draw:end-glue-point="0" svg:d="M1987 3371c0-141 600-141 600 0" svg:viewBox="0 0 601 107">
            <text:p/>
          </draw:connector>
          <draw:line draw:style-name="Read" xml:id="id19" draw:id="id19" draw:layer="layout" svg:x1="1.792cm" svg:y1="3.371cm" svg:x2="2.182cm" svg:y2="3.371cm">
            <text:p/>
          </draw:line>
          <draw:line draw:style-name="Read" xml:id="id20" draw:id="id20" draw:layer="layout" svg:x1="2.392cm" svg:y1="3.371cm" svg:x2="2.782cm" svg:y2="3.371cm">
            <text:p/>
          </draw:line>
        </draw:g>
        <draw:g>
          <draw:connector draw:style-name="Read_20_connector" draw:layer="layout" draw:type="curve" draw:line-skew="0.441cm" svg:x1="3.087cm" svg:y1="3.376cm" svg:x2="3.687cm" svg:y2="3.376cm" draw:start-shape="id21" draw:start-glue-point="0" draw:end-shape="id22" draw:end-glue-point="0" svg:d="M3087 3376c0-141 600-141 600 0" svg:viewBox="0 0 601 107">
            <text:p/>
          </draw:connector>
          <draw:line draw:style-name="Read" xml:id="id21" draw:id="id21" draw:layer="layout" svg:x1="2.892cm" svg:y1="3.376cm" svg:x2="3.282cm" svg:y2="3.376cm">
            <text:p/>
          </draw:line>
          <draw:line draw:style-name="Read" xml:id="id22" draw:id="id22" draw:layer="layout" svg:x1="3.492cm" svg:y1="3.376cm" svg:x2="3.882cm" svg:y2="3.376cm">
            <text:p/>
          </draw:line>
        </draw:g>
        <draw:g>
          <draw:connector draw:style-name="Read_20_connector" draw:layer="layout" draw:type="curve" draw:line-skew="0.441cm" svg:x1="4.187cm" svg:y1="3.381cm" svg:x2="4.787cm" svg:y2="3.381cm" draw:start-shape="id23" draw:start-glue-point="0" draw:end-shape="id24" draw:end-glue-point="0" svg:d="M4187 3381c0-141 600-141 600 0" svg:viewBox="0 0 601 107">
            <text:p/>
          </draw:connector>
          <draw:line draw:style-name="Read" xml:id="id23" draw:id="id23" draw:layer="layout" svg:x1="3.992cm" svg:y1="3.381cm" svg:x2="4.382cm" svg:y2="3.381cm">
            <text:p/>
          </draw:line>
          <draw:line draw:style-name="Read" xml:id="id24" draw:id="id24" draw:layer="layout" svg:x1="4.592cm" svg:y1="3.381cm" svg:x2="4.982cm" svg:y2="3.381cm">
            <text:p/>
          </draw:line>
        </draw:g>
        <draw:g>
          <draw:connector draw:style-name="Read_20_connector" draw:layer="layout" draw:type="curve" draw:line-skew="0.441cm" svg:x1="1.879cm" svg:y1="4.622cm" svg:x2="2.479cm" svg:y2="4.622cm" draw:start-shape="id25" draw:start-glue-point="0" draw:end-shape="id26" draw:end-glue-point="0" svg:d="M1879 4622c0-141 600-141 600 0" svg:viewBox="0 0 601 107">
            <text:p/>
          </draw:connector>
          <draw:line draw:style-name="Read" xml:id="id25" draw:id="id25" draw:layer="layout" svg:x1="1.684cm" svg:y1="4.622cm" svg:x2="2.074cm" svg:y2="4.622cm">
            <text:p/>
          </draw:line>
          <draw:line draw:style-name="Read" xml:id="id26" draw:id="id26" draw:layer="layout" svg:x1="2.284cm" svg:y1="4.622cm" svg:x2="2.674cm" svg:y2="4.622cm">
            <text:p/>
          </draw:line>
        </draw:g>
        <draw:g>
          <draw:connector draw:style-name="Read_20_connector" draw:layer="layout" draw:type="curve" draw:line-skew="0.441cm" svg:x1="2.979cm" svg:y1="4.627cm" svg:x2="3.579cm" svg:y2="4.627cm" draw:start-shape="id27" draw:start-glue-point="0" draw:end-shape="id28" draw:end-glue-point="0" svg:d="M2979 4627c0-141 600-141 600 0" svg:viewBox="0 0 601 107">
            <text:p/>
          </draw:connector>
          <draw:line draw:style-name="Read" xml:id="id27" draw:id="id27" draw:layer="layout" svg:x1="2.784cm" svg:y1="4.627cm" svg:x2="3.174cm" svg:y2="4.627cm">
            <text:p/>
          </draw:line>
          <draw:line draw:style-name="Read" xml:id="id28" draw:id="id28" draw:layer="layout" svg:x1="3.384cm" svg:y1="4.627cm" svg:x2="3.774cm" svg:y2="4.627cm">
            <text:p/>
          </draw:line>
        </draw:g>
        <draw:g>
          <draw:connector draw:style-name="Read_20_connector" draw:layer="layout" draw:type="curve" draw:line-skew="0.441cm" svg:x1="4.079cm" svg:y1="4.632cm" svg:x2="4.679cm" svg:y2="4.632cm" draw:start-shape="id29" draw:start-glue-point="0" draw:end-shape="id30" draw:end-glue-point="0" svg:d="M4079 4632c0-141 600-141 600 0" svg:viewBox="0 0 601 107">
            <text:p/>
          </draw:connector>
          <draw:line draw:style-name="Read" xml:id="id29" draw:id="id29" draw:layer="layout" svg:x1="3.884cm" svg:y1="4.632cm" svg:x2="4.274cm" svg:y2="4.632cm">
            <text:p/>
          </draw:line>
          <draw:line draw:style-name="Read" xml:id="id30" draw:id="id30" draw:layer="layout" svg:x1="4.484cm" svg:y1="4.632cm" svg:x2="4.874cm" svg:y2="4.632cm">
            <text:p/>
          </draw:line>
        </draw:g>
        <draw:g>
          <draw:connector draw:style-name="Read_20_connector" draw:layer="layout" draw:type="curve" draw:line-skew="0.441cm" svg:x1="2.188cm" svg:y1="4.376cm" svg:x2="2.788cm" svg:y2="4.376cm" draw:start-shape="id31" draw:start-glue-point="0" draw:end-shape="id32" draw:end-glue-point="0" svg:d="M2188 4376c0-141 600-141 600 0" svg:viewBox="0 0 601 107">
            <text:p/>
          </draw:connector>
          <draw:line draw:style-name="Read" xml:id="id31" draw:id="id31" draw:layer="layout" svg:x1="1.993cm" svg:y1="4.376cm" svg:x2="2.383cm" svg:y2="4.376cm">
            <text:p/>
          </draw:line>
          <draw:line draw:style-name="Read" xml:id="id32" draw:id="id32" draw:layer="layout" svg:x1="2.593cm" svg:y1="4.376cm" svg:x2="2.983cm" svg:y2="4.376cm">
            <text:p/>
          </draw:line>
        </draw:g>
        <draw:g>
          <draw:connector draw:style-name="Read_20_connector" draw:layer="layout" draw:type="curve" draw:line-skew="0.441cm" svg:x1="3.288cm" svg:y1="4.381cm" svg:x2="3.888cm" svg:y2="4.381cm" draw:start-shape="id33" draw:start-glue-point="0" draw:end-shape="id34" draw:end-glue-point="0" svg:d="M3288 4381c0-141 600-141 600 0" svg:viewBox="0 0 601 107">
            <text:p/>
          </draw:connector>
          <draw:line draw:style-name="Read" xml:id="id33" draw:id="id33" draw:layer="layout" svg:x1="3.093cm" svg:y1="4.381cm" svg:x2="3.483cm" svg:y2="4.381cm">
            <text:p/>
          </draw:line>
          <draw:line draw:style-name="Read" xml:id="id34" draw:id="id34" draw:layer="layout" svg:x1="3.693cm" svg:y1="4.381cm" svg:x2="4.083cm" svg:y2="4.381cm">
            <text:p/>
          </draw:line>
        </draw:g>
        <draw:g>
          <draw:connector draw:style-name="Read_20_connector" draw:layer="layout" draw:type="curve" draw:line-skew="0.441cm" svg:x1="4.388cm" svg:y1="4.386cm" svg:x2="4.988cm" svg:y2="4.386cm" draw:start-shape="id35" draw:start-glue-point="0" draw:end-shape="id36" draw:end-glue-point="0" svg:d="M4388 4386c0-141 600-141 600 0" svg:viewBox="0 0 601 107">
            <text:p/>
          </draw:connector>
          <draw:line draw:style-name="Read" xml:id="id35" draw:id="id35" draw:layer="layout" svg:x1="4.193cm" svg:y1="4.386cm" svg:x2="4.583cm" svg:y2="4.386cm">
            <text:p/>
          </draw:line>
          <draw:line draw:style-name="Read" xml:id="id36" draw:id="id36" draw:layer="layout" svg:x1="4.793cm" svg:y1="4.386cm" svg:x2="5.183cm" svg:y2="4.386cm">
            <text:p/>
          </draw:line>
        </draw:g>
        <draw:g>
          <draw:connector draw:style-name="Read_20_connector" draw:layer="layout" draw:type="curve" draw:line-skew="0.441cm" svg:x1="6.079cm" svg:y1="3.627cm" svg:x2="6.679cm" svg:y2="3.627cm" draw:start-shape="id37" draw:start-glue-point="0" draw:end-shape="id38" draw:end-glue-point="0" svg:d="M6079 3627c0-141 600-141 600 0" svg:viewBox="0 0 601 107">
            <text:p/>
          </draw:connector>
          <draw:line draw:style-name="Read" xml:id="id37" draw:id="id37" draw:layer="layout" svg:x1="5.884cm" svg:y1="3.627cm" svg:x2="6.274cm" svg:y2="3.627cm">
            <text:p/>
          </draw:line>
          <draw:line draw:style-name="Read" xml:id="id38" draw:id="id38" draw:layer="layout" svg:x1="6.484cm" svg:y1="3.627cm" svg:x2="6.874cm" svg:y2="3.627cm">
            <text:p/>
          </draw:line>
        </draw:g>
        <draw:g>
          <draw:connector draw:style-name="Read_20_connector" draw:layer="layout" draw:type="curve" draw:line-skew="0.441cm" svg:x1="7.179cm" svg:y1="3.632cm" svg:x2="7.779cm" svg:y2="3.632cm" draw:start-shape="id39" draw:start-glue-point="0" draw:end-shape="id40" draw:end-glue-point="0" svg:d="M7179 3632c0-141 600-141 600 0" svg:viewBox="0 0 601 107">
            <text:p/>
          </draw:connector>
          <draw:line draw:style-name="Read" xml:id="id39" draw:id="id39" draw:layer="layout" svg:x1="6.984cm" svg:y1="3.632cm" svg:x2="7.374cm" svg:y2="3.632cm">
            <text:p/>
          </draw:line>
          <draw:line draw:style-name="Read" xml:id="id40" draw:id="id40" draw:layer="layout" svg:x1="7.584cm" svg:y1="3.632cm" svg:x2="7.974cm" svg:y2="3.632cm">
            <text:p/>
          </draw:line>
        </draw:g>
        <draw:g>
          <draw:connector draw:style-name="Read_20_connector" draw:layer="layout" draw:type="curve" draw:line-skew="0.441cm" svg:x1="8.279cm" svg:y1="3.637cm" svg:x2="8.879cm" svg:y2="3.637cm" draw:start-shape="id41" draw:start-glue-point="0" draw:end-shape="id42" draw:end-glue-point="0" svg:d="M8279 3637c0-141 600-141 600 0" svg:viewBox="0 0 601 107">
            <text:p/>
          </draw:connector>
          <draw:line draw:style-name="Read" xml:id="id41" draw:id="id41" draw:layer="layout" svg:x1="8.084cm" svg:y1="3.637cm" svg:x2="8.474cm" svg:y2="3.637cm">
            <text:p/>
          </draw:line>
          <draw:line draw:style-name="Read" xml:id="id42" draw:id="id42" draw:layer="layout" svg:x1="8.684cm" svg:y1="3.637cm" svg:x2="9.074cm" svg:y2="3.637cm">
            <text:p/>
          </draw:line>
        </draw:g>
        <draw:g>
          <draw:connector draw:style-name="Read_20_connector" draw:layer="layout" draw:type="curve" draw:line-skew="0.441cm" svg:x1="6.171cm" svg:y1="2.689cm" svg:x2="6.771cm" svg:y2="2.689cm" draw:start-shape="id43" draw:start-glue-point="0" draw:end-shape="id44" draw:end-glue-point="0" svg:d="M6171 2689c0-141 600-141 600 0" svg:viewBox="0 0 601 107">
            <text:p/>
          </draw:connector>
          <draw:line draw:style-name="Read" xml:id="id43" draw:id="id43" draw:layer="layout" svg:x1="5.976cm" svg:y1="2.689cm" svg:x2="6.366cm" svg:y2="2.689cm">
            <text:p/>
          </draw:line>
          <draw:line draw:style-name="Read" xml:id="id44" draw:id="id44" draw:layer="layout" svg:x1="6.576cm" svg:y1="2.689cm" svg:x2="6.966cm" svg:y2="2.689cm">
            <text:p/>
          </draw:line>
        </draw:g>
        <draw:g>
          <draw:connector draw:style-name="Read_20_connector" draw:layer="layout" draw:type="curve" draw:line-skew="0.441cm" svg:x1="7.271cm" svg:y1="2.694cm" svg:x2="7.871cm" svg:y2="2.694cm" draw:start-shape="id45" draw:start-glue-point="0" draw:end-shape="id46" draw:end-glue-point="0" svg:d="M7271 2694c0-141 600-141 600 0" svg:viewBox="0 0 601 107">
            <text:p/>
          </draw:connector>
          <draw:line draw:style-name="Read" xml:id="id45" draw:id="id45" draw:layer="layout" svg:x1="7.076cm" svg:y1="2.694cm" svg:x2="7.466cm" svg:y2="2.694cm">
            <text:p/>
          </draw:line>
          <draw:line draw:style-name="Read" xml:id="id46" draw:id="id46" draw:layer="layout" svg:x1="7.676cm" svg:y1="2.694cm" svg:x2="8.066cm" svg:y2="2.694cm">
            <text:p/>
          </draw:line>
        </draw:g>
        <draw:g>
          <draw:connector draw:style-name="Read_20_connector" draw:layer="layout" draw:type="curve" draw:line-skew="0.441cm" svg:x1="8.371cm" svg:y1="2.699cm" svg:x2="8.971cm" svg:y2="2.699cm" draw:start-shape="id47" draw:start-glue-point="0" draw:end-shape="id48" draw:end-glue-point="0" svg:d="M8371 2699c0-141 600-141 600 0" svg:viewBox="0 0 601 107">
            <text:p/>
          </draw:connector>
          <draw:line draw:style-name="Read" xml:id="id47" draw:id="id47" draw:layer="layout" svg:x1="8.176cm" svg:y1="2.699cm" svg:x2="8.566cm" svg:y2="2.699cm">
            <text:p/>
          </draw:line>
          <draw:line draw:style-name="Read" xml:id="id48" draw:id="id48" draw:layer="layout" svg:x1="8.776cm" svg:y1="2.699cm" svg:x2="9.166cm" svg:y2="2.699cm">
            <text:p/>
          </draw:line>
        </draw:g>
        <draw:g>
          <draw:connector draw:style-name="Read_20_connector" draw:layer="layout" draw:type="curve" draw:line-skew="0.441cm" svg:x1="6.328cm" svg:y1="4.62cm" svg:x2="6.928cm" svg:y2="4.62cm" draw:start-shape="id49" draw:start-glue-point="0" draw:end-shape="id50" draw:end-glue-point="0" svg:d="M6328 4620c0-141 600-141 600 0" svg:viewBox="0 0 601 107">
            <text:p/>
          </draw:connector>
          <draw:line draw:style-name="Read" xml:id="id49" draw:id="id49" draw:layer="layout" svg:x1="6.133cm" svg:y1="4.62cm" svg:x2="6.523cm" svg:y2="4.62cm">
            <text:p/>
          </draw:line>
          <draw:line draw:style-name="Read" xml:id="id50" draw:id="id50" draw:layer="layout" svg:x1="6.733cm" svg:y1="4.62cm" svg:x2="7.123cm" svg:y2="4.62cm">
            <text:p/>
          </draw:line>
        </draw:g>
        <draw:g>
          <draw:connector draw:style-name="Read_20_connector" draw:layer="layout" draw:type="curve" draw:line-skew="0.441cm" svg:x1="7.428cm" svg:y1="4.625cm" svg:x2="8.028cm" svg:y2="4.625cm" draw:start-shape="id51" draw:start-glue-point="0" draw:end-shape="id52" draw:end-glue-point="0" svg:d="M7428 4625c0-141 600-141 600 0" svg:viewBox="0 0 601 107">
            <text:p/>
          </draw:connector>
          <draw:line draw:style-name="Read" xml:id="id51" draw:id="id51" draw:layer="layout" svg:x1="7.233cm" svg:y1="4.625cm" svg:x2="7.623cm" svg:y2="4.625cm">
            <text:p/>
          </draw:line>
          <draw:line draw:style-name="Read" xml:id="id52" draw:id="id52" draw:layer="layout" svg:x1="7.833cm" svg:y1="4.625cm" svg:x2="8.223cm" svg:y2="4.625cm">
            <text:p/>
          </draw:line>
        </draw:g>
        <draw:g>
          <draw:connector draw:style-name="Read_20_connector" draw:layer="layout" draw:type="curve" draw:line-skew="0.441cm" svg:x1="2.086cm" svg:y1="2.171cm" svg:x2="2.686cm" svg:y2="2.171cm" draw:start-shape="id53" draw:start-glue-point="0" draw:end-shape="id54" draw:end-glue-point="0" svg:d="M2086 2171c0-141 600-141 600 0" svg:viewBox="0 0 601 107">
            <text:p/>
          </draw:connector>
          <draw:line draw:style-name="Read" xml:id="id53" draw:id="id53" draw:layer="layout" svg:x1="1.891cm" svg:y1="2.171cm" svg:x2="2.281cm" svg:y2="2.171cm">
            <text:p/>
          </draw:line>
          <draw:line draw:style-name="Read" xml:id="id54" draw:id="id54" draw:layer="layout" svg:x1="2.491cm" svg:y1="2.171cm" svg:x2="2.881cm" svg:y2="2.171cm">
            <text:p/>
          </draw:line>
        </draw:g>
        <draw:g>
          <draw:connector draw:style-name="Read_20_connector" draw:layer="layout" draw:type="curve" draw:line-skew="0.441cm" svg:x1="3.186cm" svg:y1="2.176cm" svg:x2="3.786cm" svg:y2="2.176cm" draw:start-shape="id55" draw:start-glue-point="0" draw:end-shape="id56" draw:end-glue-point="0" svg:d="M3186 2176c0-141 600-141 600 0" svg:viewBox="0 0 601 107">
            <text:p/>
          </draw:connector>
          <draw:line draw:style-name="Read" xml:id="id55" draw:id="id55" draw:layer="layout" svg:x1="2.991cm" svg:y1="2.176cm" svg:x2="3.381cm" svg:y2="2.176cm">
            <text:p/>
          </draw:line>
          <draw:line draw:style-name="Read" xml:id="id56" draw:id="id56" draw:layer="layout" svg:x1="3.591cm" svg:y1="2.176cm" svg:x2="3.981cm" svg:y2="2.176cm">
            <text:p/>
          </draw:line>
        </draw:g>
        <draw:g>
          <draw:connector draw:style-name="Read_20_connector" draw:layer="layout" draw:type="curve" draw:line-skew="0.441cm" svg:x1="4.286cm" svg:y1="2.181cm" svg:x2="4.886cm" svg:y2="2.181cm" draw:start-shape="id57" draw:start-glue-point="0" draw:end-shape="id58" draw:end-glue-point="0" svg:d="M4286 2181c0-141 600-141 600 0" svg:viewBox="0 0 601 107">
            <text:p/>
          </draw:connector>
          <draw:line draw:style-name="Read" xml:id="id57" draw:id="id57" draw:layer="layout" svg:x1="4.091cm" svg:y1="2.181cm" svg:x2="4.481cm" svg:y2="2.181cm">
            <text:p/>
          </draw:line>
          <draw:line draw:style-name="Read" xml:id="id58" draw:id="id58" draw:layer="layout" svg:x1="4.691cm" svg:y1="2.181cm" svg:x2="5.081cm" svg:y2="2.181cm">
            <text:p/>
          </draw:line>
        </draw:g>
        <draw:frame draw:style-name="gr3" draw:layer="layout" svg:width="8.34cm" svg:height="0.846cm" svg:x="0.087cm" svg:y="6.092cm">
          <draw:text-box>
            <text:p>For each cluster that has reads mapped:</text:p>
          </draw:text-box>
        </draw:frame>
        <draw:g>
          <draw:line draw:style-name="Read" draw:layer="layout" svg:x1="2.023cm" svg:y1="8.595cm" svg:x2="2.413cm" svg:y2="8.595cm">
            <text:p/>
          </draw:line>
          <draw:line draw:style-name="Read" draw:layer="layout" svg:x1="2.123cm" svg:y1="8.495cm" svg:x2="2.513cm" svg:y2="8.495cm">
            <text:p/>
          </draw:line>
          <draw:line draw:style-name="Read" draw:layer="layout" svg:x1="1.923cm" svg:y1="8.395cm" svg:x2="2.313cm" svg:y2="8.395cm">
            <text:p/>
          </draw:line>
          <draw:line draw:style-name="Read" draw:layer="layout" svg:x1="1.523cm" svg:y1="8.495cm" svg:x2="1.913cm" svg:y2="8.495cm">
            <text:p/>
          </draw:line>
          <draw:line draw:style-name="Read" draw:layer="layout" svg:x1="1.047cm" svg:y1="8.199cm" svg:x2="1.437cm" svg:y2="8.199cm">
            <text:p/>
          </draw:line>
          <draw:line draw:style-name="Read" draw:layer="layout" svg:x1="0.974cm" svg:y1="8.394cm" svg:x2="1.364cm" svg:y2="8.394cm">
            <text:p/>
          </draw:line>
          <draw:line draw:style-name="Read" draw:layer="layout" svg:x1="1.323cm" svg:y1="8.595cm" svg:x2="1.713cm" svg:y2="8.595cm">
            <text:p/>
          </draw:line>
          <draw:line draw:style-name="Read" draw:layer="layout" svg:x1="1.323cm" svg:y1="8.095cm" svg:x2="1.713cm" svg:y2="8.095cm">
            <text:p/>
          </draw:line>
          <draw:line draw:style-name="Read" draw:layer="layout" svg:x1="1.323cm" svg:y1="8.295cm" svg:x2="1.713cm" svg:y2="8.295cm">
            <text:p/>
          </draw:line>
          <draw:line draw:style-name="Read" draw:layer="layout" svg:x1="1.762cm" svg:y1="8.195cm" svg:x2="2.152cm" svg:y2="8.195cm">
            <text:p/>
          </draw:line>
          <draw:line draw:style-name="Read" draw:layer="layout" svg:x1="1.479cm" svg:y1="7.937cm" svg:x2="1.869cm" svg:y2="7.937cm">
            <text:p/>
          </draw:line>
          <draw:line draw:style-name="Read" draw:layer="layout" svg:x1="1.923cm" svg:y1="7.995cm" svg:x2="2.313cm" svg:y2="7.995cm">
            <text:p/>
          </draw:line>
          <draw:line draw:style-name="Read" draw:layer="layout" svg:x1="2.423cm" svg:y1="8.095cm" svg:x2="2.813cm" svg:y2="8.095cm">
            <text:p/>
          </draw:line>
          <draw:line draw:style-name="Read" draw:layer="layout" svg:x1="2.414cm" svg:y1="8.329cm" svg:x2="2.804cm" svg:y2="8.329cm">
            <text:p/>
          </draw:line>
        </draw:g>
        <draw:rect draw:style-name="gr4" draw:text-style-name="P1" draw:layer="layout" svg:width="2.25cm" svg:height="0.199cm" svg:x="5.483cm" svg:y="8.165cm">
          <text:p/>
        </draw:rect>
        <draw:custom-shape draw:style-name="gr5" draw:layer="layout" svg:width="1.152cm" svg:height="0.389cm" svg:x="3.345cm" svg:y="8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3.616cm" svg:height="1.819cm" svg:x="2.602cm" svg:y="8.573cm">
          <draw:text-box>
            <text:p>assemble mapped reads and mates (fermi-lite)</text:p>
          </draw:text-box>
        </draw:frame>
        <draw:custom-shape draw:style-name="Left_20_brace" draw:layer="layout" svg:width="0.311cm" svg:height="2.635cm" svg:x="9.879cm" svg:y="6.94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Reference_20_sequence" draw:layer="layout" svg:width="1.81cm" svg:height="0.199cm" svg:x="10.45cm" svg:y="6.905cm">
          <text:p/>
        </draw:rect>
        <draw:rect draw:style-name="Reference_20_sequence_20_highlighted" draw:layer="layout" svg:width="1.81cm" svg:height="0.199cm" svg:x="10.45cm" svg:y="7.306cm">
          <text:p/>
        </draw:rect>
        <draw:rect draw:style-name="Reference_20_sequence" draw:layer="layout" svg:width="1.81cm" svg:height="0.199cm" svg:x="10.45cm" svg:y="7.707cm">
          <text:p/>
        </draw:rect>
        <draw:rect draw:style-name="Reference_20_sequence" draw:layer="layout" svg:width="1.81cm" svg:height="0.199cm" svg:x="10.45cm" svg:y="8.108cm">
          <text:p/>
        </draw:rect>
        <draw:rect draw:style-name="Reference_20_sequence" draw:layer="layout" svg:width="1.81cm" svg:height="0.199cm" svg:x="10.45cm" svg:y="8.509cm">
          <text:p/>
        </draw:rect>
        <draw:rect draw:style-name="Reference_20_sequence" draw:layer="layout" svg:width="1.81cm" svg:height="0.199cm" svg:x="10.45cm" svg:y="9.41cm">
          <text:p/>
        </draw:rect>
        <draw:custom-shape draw:style-name="gr7" draw:text-style-name="P2" draw:layer="layout" svg:width="0.135cm" svg:height="0.135cm" svg:x="11.281cm" svg:y="8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5cm" svg:height="0.135cm" svg:x="11.281cm" svg:y="8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5cm" svg:height="0.135cm" svg:x="11.281cm" svg:y="9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1.152cm" svg:height="0.389cm" svg:x="8.357cm" svg:y="8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2.764cm" svg:height="1.827cm" svg:x="7.691cm" svg:y="8.491cm">
          <draw:text-box>
            <text:p>find closest reference (nucmer)</text:p>
          </draw:text-box>
        </draw:frame>
        <draw:rect draw:style-name="Contig" draw:layer="layout" svg:width="2.25cm" svg:height="0.199cm" svg:x="9.7cm" svg:y="12.576cm">
          <text:p/>
        </draw:rect>
        <draw:rect draw:style-name="Reference_20_sequence_20_highlighted" draw:layer="layout" svg:width="1.81cm" svg:height="0.199cm" svg:x="9.93cm" svg:y="14.219cm">
          <text:p/>
        </draw:rect>
        <draw:custom-shape draw:style-name="gr9" draw:layer="layout" svg:width="1.726cm" svg:height="1.185cm" svg:x="9.973cm" svg:y="12.91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7.258cm" svg:height="1.121cm" svg:x="2.773cm" svg:y="13.063cm">
          <draw:text-box>
            <text:p>compare assembly and closest reference, and identify variants (MUMmer)</text:p>
          </draw:text-box>
        </draw:frame>
        <draw:g>
          <draw:connector draw:style-name="Read_20_connector" draw:layer="layout" draw:type="curve" draw:line-skew="0.441cm" svg:x1="9.178cm" svg:y1="12.418cm" svg:x2="9.778cm" svg:y2="12.418cm" draw:start-shape="id59" draw:start-glue-point="0" draw:end-shape="id60" draw:end-glue-point="0" svg:d="M9178 12418c0-141 600-141 600 0" svg:viewBox="0 0 601 107">
            <text:p/>
          </draw:connector>
          <draw:line draw:style-name="Read" xml:id="id59" draw:id="id59" draw:layer="layout" svg:x1="8.983cm" svg:y1="12.418cm" svg:x2="9.373cm" svg:y2="12.418cm">
            <text:p/>
          </draw:line>
          <draw:line draw:style-name="Read" xml:id="id60" draw:id="id60" draw:layer="layout" svg:x1="9.583cm" svg:y1="12.418cm" svg:x2="9.973cm" svg:y2="12.418cm">
            <text:p/>
          </draw:line>
        </draw:g>
        <draw:g>
          <draw:connector draw:style-name="Read_20_connector" draw:layer="layout" draw:type="curve" draw:line-skew="0.441cm" svg:x1="10.278cm" svg:y1="12.423cm" svg:x2="10.878cm" svg:y2="12.423cm" draw:start-shape="id61" draw:start-glue-point="0" draw:end-shape="id62" draw:end-glue-point="0" svg:d="M10278 12423c0-141 600-141 600 0" svg:viewBox="0 0 601 107">
            <text:p/>
          </draw:connector>
          <draw:line draw:style-name="Read" xml:id="id61" draw:id="id61" draw:layer="layout" svg:x1="10.083cm" svg:y1="12.423cm" svg:x2="10.473cm" svg:y2="12.423cm">
            <text:p/>
          </draw:line>
          <draw:line draw:style-name="Read" xml:id="id62" draw:id="id62" draw:layer="layout" svg:x1="10.683cm" svg:y1="12.423cm" svg:x2="11.073cm" svg:y2="12.423cm">
            <text:p/>
          </draw:line>
        </draw:g>
        <draw:g>
          <draw:connector draw:style-name="Read_20_connector" draw:layer="layout" draw:type="curve" draw:line-skew="0.441cm" svg:x1="11.378cm" svg:y1="12.428cm" svg:x2="11.978cm" svg:y2="12.428cm" draw:start-shape="id63" draw:start-glue-point="0" draw:end-shape="id64" draw:end-glue-point="0" svg:d="M11378 12428c0-141 600-141 600 0" svg:viewBox="0 0 601 107">
            <text:p/>
          </draw:connector>
          <draw:line draw:style-name="Read" xml:id="id63" draw:id="id63" draw:layer="layout" svg:x1="11.183cm" svg:y1="12.428cm" svg:x2="11.573cm" svg:y2="12.428cm">
            <text:p/>
          </draw:line>
          <draw:line draw:style-name="Read" xml:id="id64" draw:id="id64" draw:layer="layout" svg:x1="11.783cm" svg:y1="12.428cm" svg:x2="12.173cm" svg:y2="12.428cm">
            <text:p/>
          </draw:line>
        </draw:g>
        <draw:g>
          <draw:connector draw:style-name="Read_20_connector" draw:layer="layout" draw:type="curve" draw:line-skew="0.441cm" svg:x1="9.487cm" svg:y1="12.172cm" svg:x2="10.087cm" svg:y2="12.172cm" draw:start-shape="id65" draw:start-glue-point="0" draw:end-shape="id66" draw:end-glue-point="0" svg:d="M9487 12172c0-141 600-141 600 0" svg:viewBox="0 0 601 107">
            <text:p/>
          </draw:connector>
          <draw:line draw:style-name="Read" xml:id="id65" draw:id="id65" draw:layer="layout" svg:x1="9.292cm" svg:y1="12.172cm" svg:x2="9.682cm" svg:y2="12.172cm">
            <text:p/>
          </draw:line>
          <draw:line draw:style-name="Read" xml:id="id66" draw:id="id66" draw:layer="layout" svg:x1="9.892cm" svg:y1="12.172cm" svg:x2="10.282cm" svg:y2="12.172cm">
            <text:p/>
          </draw:line>
        </draw:g>
        <draw:g>
          <draw:connector draw:style-name="Read_20_connector" draw:layer="layout" draw:type="curve" draw:line-skew="0.441cm" svg:x1="10.587cm" svg:y1="12.177cm" svg:x2="11.187cm" svg:y2="12.177cm" draw:start-shape="id67" draw:start-glue-point="0" draw:end-shape="id68" draw:end-glue-point="0" svg:d="M10587 12177c0-141 600-141 600 0" svg:viewBox="0 0 601 107">
            <text:p/>
          </draw:connector>
          <draw:line draw:style-name="Read" xml:id="id67" draw:id="id67" draw:layer="layout" svg:x1="10.392cm" svg:y1="12.177cm" svg:x2="10.782cm" svg:y2="12.177cm">
            <text:p/>
          </draw:line>
          <draw:line draw:style-name="Read" xml:id="id68" draw:id="id68" draw:layer="layout" svg:x1="10.992cm" svg:y1="12.177cm" svg:x2="11.382cm" svg:y2="12.177cm">
            <text:p/>
          </draw:line>
        </draw:g>
        <draw:g>
          <draw:connector draw:style-name="Read_20_connector" draw:layer="layout" draw:type="curve" draw:line-skew="0.441cm" svg:x1="11.687cm" svg:y1="12.182cm" svg:x2="12.287cm" svg:y2="12.182cm" draw:start-shape="id69" draw:start-glue-point="0" draw:end-shape="id70" draw:end-glue-point="0" svg:d="M11687 12182c0-141 600-141 600 0" svg:viewBox="0 0 601 107">
            <text:p/>
          </draw:connector>
          <draw:line draw:style-name="Read" xml:id="id69" draw:id="id69" draw:layer="layout" svg:x1="11.492cm" svg:y1="12.182cm" svg:x2="11.882cm" svg:y2="12.182cm">
            <text:p/>
          </draw:line>
          <draw:line draw:style-name="Read" xml:id="id70" draw:id="id70" draw:layer="layout" svg:x1="12.092cm" svg:y1="12.182cm" svg:x2="12.482cm" svg:y2="12.182cm">
            <text:p/>
          </draw:line>
        </draw:g>
        <draw:g>
          <draw:connector draw:style-name="Read_20_connector" draw:layer="layout" draw:type="curve" draw:line-skew="0.441cm" svg:x1="10.087cm" svg:y1="11.877cm" svg:x2="10.687cm" svg:y2="11.877cm" draw:start-shape="id71" draw:start-glue-point="0" draw:end-shape="id72" draw:end-glue-point="0" svg:d="M10087 11877c0-141 600-141 600 0" svg:viewBox="0 0 601 107">
            <text:p/>
          </draw:connector>
          <draw:line draw:style-name="Read" xml:id="id71" draw:id="id71" draw:layer="layout" svg:x1="9.892cm" svg:y1="11.877cm" svg:x2="10.282cm" svg:y2="11.877cm">
            <text:p/>
          </draw:line>
          <draw:line draw:style-name="Read" xml:id="id72" draw:id="id72" draw:layer="layout" svg:x1="10.492cm" svg:y1="11.877cm" svg:x2="10.882cm" svg:y2="11.877cm">
            <text:p/>
          </draw:line>
        </draw:g>
        <draw:g>
          <draw:connector draw:style-name="Read_20_connector" draw:layer="layout" draw:type="curve" draw:line-skew="0.441cm" svg:x1="11.187cm" svg:y1="11.882cm" svg:x2="11.787cm" svg:y2="11.882cm" draw:start-shape="id73" draw:start-glue-point="0" draw:end-shape="id74" draw:end-glue-point="0" svg:d="M11187 11882c0-141 600-141 600 0" svg:viewBox="0 0 601 107">
            <text:p/>
          </draw:connector>
          <draw:line draw:style-name="Read" xml:id="id73" draw:id="id73" draw:layer="layout" svg:x1="10.992cm" svg:y1="11.882cm" svg:x2="11.382cm" svg:y2="11.882cm">
            <text:p/>
          </draw:line>
          <draw:line draw:style-name="Read" xml:id="id74" draw:id="id74" draw:layer="layout" svg:x1="11.592cm" svg:y1="11.882cm" svg:x2="11.982cm" svg:y2="11.882cm">
            <text:p/>
          </draw:line>
        </draw:g>
        <draw:frame draw:style-name="gr8" draw:layer="layout" svg:width="6.242cm" svg:height="1.827cm" svg:x="3.611cm" svg:y="11.429cm">
          <draw:text-box>
            <text:p>map reads to assembly (Bowtie2), and identify variants (SAMtools)</text:p>
          </draw:text-box>
        </draw:frame>
        <draw:custom-shape draw:style-name="gr5" draw:layer="layout" svg:width="1.152cm" svg:height="0.389cm" draw:transform="rotate (1.5707963267949) translate (10.788cm 11.27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0.135cm" svg:height="0.135cm" svg:x="9.381cm" svg:y="1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5cm" svg:height="0.135cm" svg:x="9.681cm" svg:y="1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35cm" svg:height="0.135cm" svg:x="9.981cm" svg:y="1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7" draw:display-name="Gradient 1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ig_20_label" style:display-name="Big label" style:family="graphic" style:parent-style-name="standard">
      <style:graphic-properties draw:stroke="none" draw:stroke-dash="Dashed_20__28_var_29__20_4" svg:stroke-color="#000000" draw:fill="none" draw:fill-color="#ffffff" draw:fill-gradient-name="Gradient_20_17" draw:fill-hatch-name="Hatching_20_1" draw:fill-image-name="Bitmap_20_1" fo:min-height="1.277cm"/>
      <style:paragraph-properties style:writing-mode="lr-tb"/>
      <style:text-properties style:font-name="Arial" fo:font-family="Arial" style:font-style-name="Regular" style:font-pitch="variable" fo:font-size="12pt"/>
    </style:style>
    <style:style style:name="Reference_20_sequence" style:display-name="Reference sequence" style:family="graphic" style:parent-style-name="standard">
      <style:graphic-properties draw:stroke-dash="Dashed_20__28_var_29__20_4" svg:stroke-width="0.05cm" svg:stroke-color="#000000" draw:marker-start-width="0.28cm" draw:marker-end-width="0.28cm" draw:fill-color="#beaed4" draw:fill-gradient-name="Gradient_20_17" draw:fill-hatch-name="Hatching_20_1" draw:fill-image-name="Bitmap_20_1" draw:fill-image-width="0cm" draw:fill-image-height="0cm" draw:textarea-vertical-align="middle"/>
      <style:paragraph-properties fo:text-align="center" style:writing-mode="lr-tb"/>
    </style:style>
    <style:style style:name="Background_20_grey_20_box" style:display-name="Background grey box" style:family="graphic" style:parent-style-name="standard">
      <style:graphic-properties draw:stroke="solid" draw:stroke-dash="Ultrafine_20_Dashed" svg:stroke-width="0.1cm" svg:stroke-color="#808080" draw:marker-start-width="0.35cm" draw:marker-end-width="0.35cm" draw:fill-color="#e6e6e6" draw:fill-gradient-name="Gradient_20_17" draw:fill-hatch-name="Hatching_20_1" draw:fill-image-name="Bitmap_20_1" draw:fill-image-width="0cm" draw:fill-image-height="0cm" draw:textarea-horizontal-align="justify" draw:textarea-vertical-align="middle" draw:auto-grow-height="false" fo:min-height="1.118cm" fo:min-width="2.474cm"/>
      <style:paragraph-properties fo:text-align="center" style:writing-mode="lr-tb"/>
    </style:style>
    <style:style style:name="Small_20_label" style:display-name="Small label" style:family="graphic" style:parent-style-name="Big_20_label">
      <style:graphic-properties fo:min-height="0.471cm"/>
      <style:paragraph-properties style:writing-mode="lr-tb"/>
      <style:text-properties fo:font-size="10pt"/>
    </style:style>
    <style:style style:name="Read" style:family="graphic" style:parent-style-name="objectwithoutfill">
      <style:graphic-properties draw:stroke-dash="Dashed_20__28_var_29__20_4" svg:stroke-width="0.07cm" draw:marker-start-width="0.31cm" draw:marker-end-width="0.31cm" draw:fill="none" draw:fill-gradient-name="Gradient_20_17" draw:fill-hatch-name="Hatching_20_1" draw:fill-image-name="Bitmap_20_1" draw:textarea-vertical-align="middle"/>
      <style:paragraph-properties fo:text-align="center" style:writing-mode="lr-tb"/>
    </style:style>
    <style:style style:name="Read_20_connector" style:display-name="Read connector" style:family="graphic" style:parent-style-name="objectwithoutfill">
      <style:graphic-properties draw:stroke-dash="Dashed_20__28_var_29__20_4" svg:stroke-width="0.05cm" svg:stroke-color="#808080" draw:marker-start-width="0.28cm" draw:marker-end-width="0.28cm" draw:fill="none" draw:fill-gradient-name="Gradient_20_17" draw:fill-hatch-name="Hatching_20_1" draw:fill-image-name="Bitmap_20_1" draw:textarea-vertical-align="middle"/>
      <style:paragraph-properties fo:text-align="center" style:writing-mode="lr-tb"/>
    </style:style>
    <style:style style:name="Contig" style:family="graphic" style:parent-style-name="Reference_20_sequence">
      <style:graphic-properties svg:stroke-color="#000000" draw:fill-color="#fdc086" draw:fill-image-width="0cm" draw:fill-image-height="0cm"/>
      <style:paragraph-properties style:writing-mode="lr-tb"/>
    </style:style>
    <style:style style:name="Big_20_arrow" style:display-name="Big arrow" style:family="graphic" style:parent-style-name="standard">
      <style:graphic-properties draw:stroke-dash="Dashed_20__28_var_29__20_4" svg:stroke-width="0.05cm" svg:stroke-color="#000000" draw:marker-start-width="0.28cm" draw:marker-end-width="0.28cm" draw:fill-color="#e5e5e5" draw:fill-gradient-name="Gradient_20_17" draw:fill-hatch-name="Hatching_20_1" draw:fill-image-name="Bitmap_20_1" draw:fill-image-width="0cm" draw:fill-image-height="0cm" draw:textarea-horizontal-align="justify" draw:textarea-vertical-align="middle" draw:auto-grow-height="false" fo:min-height="0cm" fo:min-width="0.133cm"/>
      <style:paragraph-properties fo:text-align="center" style:writing-mode="lr-tb"/>
    </style:style>
    <style:style style:name="Left_20_brace" style:display-name="Left brace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17" draw:fill-hatch-name="Hatching_20_1" draw:fill-image-name="Bitmap_20_1" draw:textarea-vertical-align="middle" draw:auto-grow-height="false" fo:min-height="2.249cm" fo:min-width="0cm"/>
      <style:paragraph-properties fo:text-align="center" style:writing-mode="lr-tb"/>
    </style:style>
    <style:style style:name="Reference_20_sequence_20_highlighted" style:display-name="Reference sequence highlighted" style:family="graphic" style:parent-style-name="Reference_20_sequence">
      <style:graphic-properties svg:stroke-color="#000000" draw:fill-color="#7fc97f" draw:fill-image-width="0cm" draw:fill-image-height="0cm"/>
      <style:paragraph-properties style:writing-mode="lr-tb"/>
    </style:style>
  </office:styles>
  <office:automatic-styles>
    <style:page-layout style:name="PM0">
      <style:page-layout-properties fo:margin-top="0cm" fo:margin-bottom="0cm" fo:margin-left="0cm" fo:margin-right="0cm" fo:page-width="13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unt</meta:initial-creator>
    <meta:creation-date>2016-10-17T13:29:22.471735000</meta:creation-date>
    <meta:generator>LibreOffice/5.3.0.3$MacOSX_X86_64 LibreOffice_project/7074905676c47b82bbcfbea1aeefc84afe1c50e1</meta:generator>
    <dc:date>2017-03-16T11:44:56.871866000</dc:date>
    <dc:creator>Martin Hunt</dc:creator>
    <meta:editing-duration>PT1H28M2S</meta:editing-duration>
    <meta:editing-cycles>26</meta:editing-cycles>
    <meta:document-statistic meta:object-count="201"/>
  </office:meta>
</office:document-meta>
</file>